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572cm" fo:min-width="0.322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572cm" fo:min-width="0.322cm" fo:padding-top="0.139cm" fo:padding-bottom="0.139cm" fo:padding-left="0.264cm" fo:padding-right="0.26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0.787cm" fo:min-width="0.45cm"/>
    </style:style>
    <style:style style:name="gr5" style:family="graphic" style:parent-style-name="standard">
      <style:graphic-properties svg:stroke-color="#000000" draw:fill-color="#b2b2b2" draw:textarea-horizontal-align="justify" draw:textarea-vertical-align="middle" draw:auto-grow-height="false" fo:min-height="2.95cm" fo:min-width="1.4cm"/>
    </style:style>
    <style:style style:name="gr6" style:family="graphic" style:parent-style-name="objectwithoutfill">
      <style:graphic-properties draw:stroke="dash" draw:stroke-dash="Ultrafine_20_Dashed" draw:fill="none" draw:textarea-vertical-align="middle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1.05cm" fo:min-width="1.775cm"/>
    </style:style>
    <style:style style:name="gr9" style:family="graphic" style:parent-style-name="standard">
      <style:graphic-properties draw:stroke="none" svg:stroke-color="#000000" draw:fill="none" draw:fill-color="#ffffff" fo:min-height="1.25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draw:stroke="none" svg:stroke-color="#000000" draw:fill="none" draw:fill-color="#ffffff" fo:min-height="1.05cm"/>
    </style:style>
    <style:style style:name="gr12" style:family="graphic" style:parent-style-name="standard">
      <style:graphic-properties draw:stroke="none" svg:stroke-color="#000000" draw:fill="none" draw:fill-color="#ffffff" fo:min-height="1.15cm"/>
    </style:style>
    <style:style style:name="gr13" style:family="graphic" style:parent-style-name="standard">
      <style:graphic-properties draw:stroke="none" svg:stroke-color="#000000" draw:fill="none" draw:fill-color="#ffffff" fo:min-height="0.85cm"/>
    </style:style>
    <style:style style:name="gr14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1.2cm" svg:height="1.2cm" svg:x="6.9cm" svg:y="2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cm" svg:height="1.2cm" svg:x="4.9cm" svg:y="5.281cm">
          <text:p text:style-name="P2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cm" svg:height="1.2cm" svg:x="3cm" svg:y="8.394cm">
          <text:p text:style-name="P2">X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3" draw:layer="layout" svg:x1="7.1cm" svg:y1="3.681cm" svg:x2="5.8cm" svg:y2="5.381cm">
          <text:p/>
        </draw:line>
        <draw:line draw:style-name="gr3" draw:text-style-name="P3" draw:layer="layout" svg:x1="5.3cm" svg:y1="6.394cm" svg:x2="3.8cm" svg:y2="8.394cm">
          <text:p/>
        </draw:line>
        <draw:custom-shape draw:style-name="gr4" draw:text-style-name="P4" draw:layer="layout" svg:width="1.9cm" svg:height="3.2cm" svg:x="8cm" svg:y="3.781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4" draw:layer="layout" svg:width="1.9cm" svg:height="3.2cm" svg:x="1.1cm" svg:y="9.894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4" draw:text-style-name="P4" draw:layer="layout" svg:width="1.9cm" svg:height="3.2cm" svg:x="4.3cm" svg:y="9.89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6" draw:text-style-name="P3" draw:layer="layout" svg:x1="7.7cm" svg:y1="3.681cm" svg:x2="8.1cm" svg:y2="3.881cm">
          <text:p/>
        </draw:line>
        <draw:line draw:style-name="gr7" draw:text-style-name="P3" draw:layer="layout" svg:x1="3.9cm" svg:y1="9.594cm" svg:x2="4.4cm" svg:y2="9.994cm">
          <text:p/>
        </draw:line>
        <draw:line draw:style-name="gr7" draw:text-style-name="P3" draw:layer="layout" svg:x1="3.4cm" svg:y1="9.494cm" svg:x2="2.9cm" svg:y2="9.994cm">
          <text:p/>
        </draw:line>
        <draw:custom-shape draw:style-name="gr8" draw:text-style-name="P5" draw:layer="layout" svg:width="2.6cm" svg:height="2.6cm" svg:x="9.1cm" svg:y="8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1.2cm" svg:x="6.901cm" svg:y="2.582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cm" svg:height="1.5cm" svg:x="1.8cm" svg:y="11.6cm">
          <draw:text-box>
            <text:p>A</text:p>
          </draw:text-box>
        </draw:frame>
        <draw:frame draw:style-name="gr10" draw:text-style-name="P6" draw:layer="layout" svg:width="0.9cm" svg:height="1cm" svg:x="4.4cm" svg:y="11.6cm">
          <draw:text-box>
            <text:p>B</text:p>
          </draw:text-box>
        </draw:frame>
        <draw:custom-shape draw:style-name="gr4" draw:text-style-name="P4" draw:layer="layout" svg:width="1.9cm" svg:height="3.2cm" svg:x="6.4cm" svg:y="7.29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6" draw:layer="layout" svg:width="0.9cm" svg:height="1cm" svg:x="6.5cm" svg:y="9cm">
          <draw:text-box>
            <text:p>C</text:p>
          </draw:text-box>
        </draw:frame>
        <draw:line draw:style-name="gr3" draw:text-style-name="P3" draw:layer="layout" svg:x1="5.8cm" svg:y1="6.394cm" svg:x2="6.4cm" svg:y2="7.294cm">
          <text:p/>
        </draw:line>
        <draw:custom-shape draw:style-name="gr1" draw:text-style-name="P1" draw:layer="layout" svg:width="1.2cm" svg:height="1.2cm" svg:x="12.6cm" svg:y="2.587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" draw:text-style-name="P1" draw:layer="layout" svg:width="1.2cm" svg:height="1.2cm" svg:x="14.6cm" svg:y="5.272cm">
          <text:p text:style-name="P2">P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" draw:text-style-name="P1" draw:layer="layout" svg:width="1.2cm" svg:height="1.2cm" svg:x="16.498cm" svg:y="8.397cm">
          <text:p text:style-name="P2">G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line draw:style-name="gr3" draw:text-style-name="P3" draw:layer="layout" svg:x1="13.604cm" svg:y1="3.68cm" svg:x2="14.904cm" svg:y2="5.38cm">
          <text:p/>
        </draw:line>
        <draw:line draw:style-name="gr3" draw:text-style-name="P3" draw:layer="layout" svg:x1="15.404cm" svg:y1="6.393cm" svg:x2="16.904cm" svg:y2="8.393cm">
          <text:p/>
        </draw:line>
        <draw:custom-shape draw:style-name="gr4" draw:text-style-name="P4" draw:layer="layout" svg:width="1.9cm" svg:height="3.2cm" svg:x="10.8cm" svg:y="3.78cm">
          <text:p/>
  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  </draw:custom-shape>
        <draw:custom-shape draw:style-name="gr5" draw:text-style-name="P4" draw:layer="layout" svg:width="1.9cm" svg:height="3.2cm" svg:x="17.707cm" svg:y="9.9cm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4" draw:text-style-name="P4" draw:layer="layout" svg:width="1.9cm" svg:height="3.2cm" svg:x="14.504cm" svg:y="9.892cm">
          <text:p/>
  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  </draw:custom-shape>
        <draw:line draw:style-name="gr6" draw:text-style-name="P3" draw:layer="layout" svg:x1="13.004cm" svg:y1="3.68cm" svg:x2="12.604cm" svg:y2="3.88cm">
          <text:p/>
        </draw:line>
        <draw:line draw:style-name="gr7" draw:text-style-name="P3" draw:layer="layout" svg:x1="16.804cm" svg:y1="9.593cm" svg:x2="16.304cm" svg:y2="9.993cm">
          <text:p/>
        </draw:line>
        <draw:line draw:style-name="gr7" draw:text-style-name="P3" draw:layer="layout" svg:x1="17.304cm" svg:y1="9.493cm" svg:x2="17.804cm" svg:y2="9.993cm">
          <text:p/>
        </draw:line>
        <draw:custom-shape draw:style-name="gr2" draw:text-style-name="P1" draw:layer="layout" svg:width="1.2cm" svg:height="1.2cm" svg:x="12.593cm" svg:y="2.585cm">
          <text:p text:style-name="P2">X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4" draw:layer="layout" svg:width="1.9cm" svg:height="3.2cm" svg:x="12.41cm" svg:y="7.293cm">
          <text:p/>
  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  </draw:custom-shape>
        <draw:line draw:style-name="gr3" draw:text-style-name="P3" draw:layer="layout" svg:x1="14.904cm" svg:y1="6.393cm" svg:x2="14.304cm" svg:y2="7.293cm">
          <text:p/>
        </draw:line>
        <draw:frame draw:style-name="gr11" draw:text-style-name="P6" draw:layer="layout" svg:width="1cm" svg:height="1.3cm" svg:x="11.607cm" svg:y="5.5cm">
          <draw:text-box>
            <text:p>A</text:p>
          </draw:text-box>
        </draw:frame>
        <draw:frame draw:style-name="gr12" draw:text-style-name="P6" draw:layer="layout" svg:width="0.9cm" svg:height="1.4cm" svg:x="13.307cm" svg:y="8.8cm">
          <draw:text-box>
            <text:p>B</text:p>
          </draw:text-box>
        </draw:frame>
        <draw:frame draw:style-name="gr13" draw:text-style-name="P6" draw:layer="layout" svg:width="0.9cm" svg:height="1.1cm" svg:x="15.407cm" svg:y="11.5cm">
          <draw:text-box>
            <text:p>C</text:p>
          </draw:text-box>
        </draw:frame>
        <draw:frame draw:style-name="gr11" draw:text-style-name="P6" draw:layer="layout" svg:width="1.1cm" svg:height="1.3cm" svg:x="17.907cm" svg:y="11.4cm">
          <draw:text-box>
            <text:p>D</text:p>
          </draw:text-box>
        </draw:frame>
        <draw:frame draw:style-name="gr14" draw:text-style-name="P6" draw:layer="layout" svg:width="1cm" svg:height="1.2cm" svg:x="8.1cm" svg:y="5.394cm">
          <draw:text-box>
            <text:p>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00:40:53.805870233</meta:creation-date>
    <dc:date>2019-05-06T00:48:10.307502105</dc:date>
    <meta:editing-duration>PT7M14S</meta:editing-duration>
    <meta:editing-cycles>5</meta:editing-cycles>
    <meta:generator>LibreOffice/5.1.6.2$Linux_X86_64 LibreOffice_project/10m0$Build-2</meta:generator>
    <meta:document-statistic meta:object-count="37"/>
  </office:meta>
</office:document-meta>
</file>